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ManagerServiceImpl.setResponseProperties( PortletWindow window , HttpServletRequest request , HttpServletResponse response ,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ManagerServiceImpl.getRequestProperties( PortletWindow window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